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1cm"/>
    </style:style>
    <style:style style:name="co2" style:family="table-column">
      <style:table-column-properties fo:break-before="auto" style:column-width="1.573cm"/>
    </style:style>
    <style:style style:name="co3" style:family="table-column">
      <style:table-column-properties fo:break-before="auto" style:column-width="2.193cm"/>
    </style:style>
    <style:style style:name="co4" style:family="table-column">
      <style:table-column-properties fo:break-before="auto" style:column-width="15.235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2.136cm"/>
    </style:style>
    <style:style style:name="co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367cm" fo:break-before="auto" style:use-optimal-row-height="false"/>
    </style:style>
    <style:style style:name="ro3" style:family="table-row">
      <style:table-row-properties style:row-height="0.762cm" fo:break-before="auto" style:use-optimal-row-height="false"/>
    </style:style>
    <style:style style:name="ro4" style:family="table-row">
      <style:table-row-properties style:row-height="0.342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538cm" fo:break-before="auto" style:use-optimal-row-height="true"/>
    </style:style>
    <style:style style:name="ro10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20pt" style:text-underline-style="none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e6e6e6" fo:border="0.002cm solid #000000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6" style:family="table-cell" style:parent-style-name="Default" style:data-style-name="N100">
      <style:table-cell-properties fo:border="0.002cm solid #000000" style:vertical-align="top"/>
      <style:text-properties style:font-name="Arial"/>
    </style:style>
    <style:style style:name="ce7" style:family="table-cell" style:parent-style-name="Default">
      <style:table-cell-properties style:vertical-align="top"/>
      <style:text-properties fo:color="#0000ff" style:font-name="Arial"/>
    </style:style>
    <style:style style:name="ce8" style:family="table-cell" style:parent-style-name="Default">
      <style:text-properties fo:color="#0000ff" style:font-name="Arial" fo:font-size="8pt" style:font-size-asian="8pt" style:font-size-complex="8pt"/>
    </style:style>
    <style:style style:name="ce9" style:family="table-cell" style:parent-style-name="Default">
      <style:text-properties fo:color="#0000ff" style:font-name="Arial"/>
    </style:style>
    <style:style style:name="ce10" style:family="table-cell" style:parent-style-name="Default">
      <style:text-properties style:font-name="Arial"/>
    </style:style>
    <style:style style:name="ce11" style:family="table-cell" style:parent-style-name="Default">
      <style:text-properties style:font-name="Arial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order-bottom="0.002cm solid #000000" fo:background-color="#e6e6e6" fo:border-left="none" fo:border-right="none" fo:border-top="0.002cm solid #000000" style:vertical-align="middle"/>
      <style:text-properties style:font-name="Arial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order="0.002cm solid #000000" style:vertical-align="top"/>
      <style:text-properties style:font-name="Arial"/>
    </style:style>
    <style:style style:name="ce14" style:family="table-cell" style:parent-style-name="Default">
      <style:table-cell-properties style:vertical-align="top"/>
      <style:text-properties style:font-name="Arial"/>
    </style:style>
    <style:style style:name="ce15" style:family="table-cell" style:parent-style-name="Default">
      <style:table-cell-properties fo:wrap-option="wrap" fo:border="0.002cm solid #000000" style:vertical-align="top"/>
      <style:text-properties style:font-name="Arial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Arial"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  <style:text-properties style:font-name="Arial"/>
    </style:style>
    <style:style style:name="ce18" style:family="table-cell" style:parent-style-name="Default">
      <style:table-cell-properties fo:border-bottom="0.002cm solid #000000" fo:background-color="#e6e6e6" fo:border-left="none" fo:border-right="0.002cm solid #000000" fo:border-top="0.002cm solid #000000" style:vertical-align="middle"/>
      <style:text-properties style:font-name="Arial"/>
    </style:style>
    <style:style style:name="ce19" style:family="table-cell" style:parent-style-name="Default">
      <style:table-cell-properties fo:wrap-option="wrap" fo:border="0.002cm solid #000000" style:vertical-align="top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20" style:family="table-cell" style:parent-style-name="Default">
      <style:table-cell-properties fo:wrap-option="wrap" style:vertical-align="top"/>
      <style:text-properties style:font-name="Ari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order-bottom="0.002cm solid #000000" fo:border-left="none" fo:border-right="none" fo:border-top="none"/>
      <style:text-properties style:font-name="Arial" fo:font-weight="bold" style:font-weight-asian="bold" style:font-weight-complex="bold"/>
    </style:style>
    <style:style style:name="ce23" style:family="table-cell" style:parent-style-name="Default">
      <style:table-cell-properties fo:background-color="#e6e6e6"/>
      <style:text-properties style:font-name="Arial"/>
    </style:style>
    <style:style style:name="ce24" style:family="table-cell" style:parent-style-name="Default">
      <style:table-cell-properties fo:border-bottom="0.002cm solid #000000" fo:border-left="none" fo:border-right="none" fo:border-top="none"/>
      <style:text-properties style:font-name="Arial"/>
    </style:style>
    <style:style style:name="ce25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order-bottom="0.002cm solid #000000" fo:background-color="#e6e6e6" fo:border-left="none" fo:border-right="none" fo:border-top="0.002cm solid #000000" style:vertical-align="middle"/>
    </style:style>
    <style:style style:name="ce28" style:family="table-cell" style:parent-style-name="Default" style:data-style-name="N10">
      <style:text-properties style:font-name="Arial"/>
    </style:style>
    <style:style style:name="ce29" style:family="table-cell" style:parent-style-name="Default">
      <style:table-cell-properties fo:border-bottom="none" fo:background-color="#e6e6e6" fo:border-left="none" fo:border-right="0.002cm solid #000000" fo:border-top="none"/>
      <style:text-properties style:font-name="Arial"/>
    </style:style>
    <style:style style:name="ce30" style:family="table-cell" style:parent-style-name="Default">
      <style:table-cell-properties fo:border-bottom="none" fo:border-left="none" fo:border-right="0.002cm solid #000000" fo:border-top="none"/>
      <style:text-properties style:font-name="Arial"/>
    </style:style>
    <style:style style:name="ce31" style:family="table-cell" style:parent-style-name="Default">
      <style:table-cell-properties fo:border-bottom="0.002cm solid #000000" fo:border-left="none" fo:border-right="0.002cm solid #000000" fo:border-top="none"/>
      <style:text-properties style:font-name="Arial"/>
    </style:style>
    <style:style style:name="ce32" style:family="table-cell" style:parent-style-name="Default" style:data-style-name="N0">
      <style:table-cell-properties fo:border="0.002cm solid #000000" style:vertical-align="top"/>
      <style:text-properties style:font-name="Arial"/>
    </style:style>
    <style:style style:name="ce33" style:family="table-cell" style:parent-style-name="Default" style:data-style-name="N0">
      <style:table-cell-properties style:vertical-align="top"/>
      <style:text-properties style:font-name="Arial"/>
    </style:style>
    <style:style style:name="ce34" style:family="table-cell" style:parent-style-name="Default" style:data-style-name="N0">
      <style:text-properties style:font-name="Arial"/>
    </style:style>
    <style:style style:name="ce35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 style:data-style-name="N37">
      <style:table-cell-properties fo:border="0.002cm solid #000000" style:vertical-align="top"/>
      <style:text-properties style:font-name="Arial"/>
    </style:style>
    <style:style style:name="ce37" style:family="table-cell" style:parent-style-name="Default" style:data-style-name="N37">
      <style:table-cell-properties style:vertical-align="top"/>
      <style:text-properties style:font-name="Arial"/>
    </style:style>
    <style:style style:name="ce38" style:family="table-cell" style:parent-style-name="Default">
      <style:table-cell-properties style:vertical-align="middle"/>
    </style:style>
    <style:style style:name="ce39" style:family="table-cell" style:parent-style-name="Default">
      <style:table-cell-properties style:vertical-align="middle"/>
      <style:text-properties style:font-name="Arial" fo:font-size="12pt" style:font-size-asian="12pt" style:font-size-complex="12pt"/>
    </style:style>
    <style:style style:name="ce40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41" style:family="table-cell" style:parent-style-name="Default">
      <style:table-cell-properties style:vertical-align="middle"/>
      <style:text-properties style:font-name="Arial"/>
    </style:style>
    <style:style style:name="ce42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stroke="none" svg:stroke-color="#000000" draw:fill="solid" draw:fill-color="#e6e6e6" draw:textarea-vertical-align="middle" fo:min-height="1.615cm"/>
    </style:style>
    <style:style style:name="gr2" style:family="graphic">
      <style:graphic-properties draw:marker-start="Extrémité_20_de_20_ligne_20_1" draw:marker-start-width="0.2cm" draw:marker-start-center="false" draw:fill="solid" draw:fill-color="#ffffc0" draw:auto-grow-height="false" fo:min-height="1.234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false" fo:min-height="1.52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false" fo:min-height="0.822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_20_de_20_ligne_20_1" draw:marker-start-width="0.2cm" draw:marker-start-center="false" draw:fill="solid" draw:fill-color="#ffffc0" fo:min-height="0.988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_20_de_20_ligne_20_1" draw:marker-start-width="0.2cm" draw:marker-start-center="false" draw:fill="solid" draw:fill-color="#ffffc0" draw:auto-grow-height="false" fo:min-height="0.823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_20_de_20_ligne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_20_de_20_ligne_20_1" draw:marker-start-width="0.2cm" draw:marker-start-center="false" draw:fill="solid" draw:fill-color="#ffffc0" fo:min-height="1.234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style:paragraph-properties fo:text-align="center" style:text-autospace="none" style:line-break="normal" style:writing-mode="page"/>
      <style:text-properties style:text-outline="false" style:text-line-through-style="none" style:font-name="Arial" fo:font-size="20pt" fo:language="fr" fo:country="FR" fo:font-style="normal" fo:text-shadow="none" style:text-underline-style="none" fo:font-weight="bold" style:text-underline-mode="continuous" style:text-line-through-mode="continuous" style:font-name-asian="DejaVu Sans1" style:font-size-asian="20pt" style:language-asian="zxx" style:country-asian="none" style:font-style-asian="normal" style:font-weight-asian="bold" style:font-name-complex="DejaVu Sans1" style:font-size-complex="20pt" style:language-complex="zxx" style:country-complex="none" style:font-style-complex="normal" style:font-weight-complex="bold" style:text-emphasize="none" style:font-relief="none" fo:hyphenate="false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font-name="DejaVu Sans" fo:font-size="10pt" fo:language="fr" fo:country="FR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20pt" fo:language="fr" fo:country="FR" fo:font-style="normal" fo:text-shadow="none" style:text-underline-style="none" fo:font-weight="bold" style:text-underline-mode="continuous" style:text-line-through-mode="continuous" style:font-name-asian="DejaVu Sans1" style:font-size-asian="20pt" style:language-asian="zxx" style:country-asian="none" style:font-style-asian="normal" style:font-weight-asian="bold" style:font-name-complex="DejaVu Sans1" style:font-size-complex="20pt" style:language-complex="zxx" style:country-complex="none" style:font-style-complex="normal" style:font-weight-complex="bold" style:text-emphasize="none" style:font-relief="none"/>
    </style:style>
    <style:style style:name="T2" style:family="text">
      <style:text-properties style:text-outline="false" style:text-line-through-style="none" style:font-name="DejaVu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5.69999980926514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style:text-outline="false" style:text-line-through-style="none" style:font-name="DejaVu Sans" fo:font-size="10pt" fo:language="fr" fo:country="FR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table table:name="Plannig WebDelib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3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4" table:default-cell-style-name="ce10"/>
        <table:table-column table:style-name="co9" table:default-cell-style-name="Default"/>
        <table:table-row table:style-name="ro1">
          <table:table-cell table:style-name="ce1">
            <draw:frame table:end-cell-address="'Plannig WebDelib'.E5" table:end-x="11.019cm" table:end-y="0.086cm" draw:z-index="0" draw:style-name="gr1" draw:text-style-name="P2" svg:width="17.198cm" svg:height="1.615cm" svg:x="1.101cm" svg:y="0.354cm">
              <draw:text-box>
                <text:p text:style-name="P1"><text:span text:style-name="T1">Planning de développement pour Web-Delib</text:span></text:p>
              </draw:text-box>
            </draw:frame>
          </table:table-cell>
          <table:table-cell table:style-name="ce11" table:number-columns-repeated="3"/>
          <table:table-cell table:style-name="ce16" office:value-type="string">
            <text:p>Charge en jours</text:p>
          </table:table-cell>
          <table:table-cell table:style-name="ce22" office:value-type="string">
            <text:p>Prévue</text:p>
          </table:table-cell>
          <table:table-cell table:style-name="ce22" office:value-type="string">
            <text:p>Réalisée</text:p>
          </table:table-cell>
          <table:table-cell table:style-name="ce22" office:value-type="string">
            <text:p>Reste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11" table:number-columns-repeated="3"/>
          <table:table-cell table:style-name="ce17" office:value-type="string">
            <text:p>total</text:p>
          </table:table-cell>
          <table:table-cell table:style-name="ce23" table:formula="oooc:=[.F70]" office:value-type="float" office:value="36.78">
            <text:p>36,78</text:p>
          </table:table-cell>
          <table:table-cell table:style-name="ce23" table:formula="oooc:=[.G70]" office:value-type="float" office:value="9.66">
            <text:p>9,66</text:p>
          </table:table-cell>
          <table:table-cell table:style-name="ce29" table:formula="oooc:=[.H70]" office:value-type="float" office:value="26.5">
            <text:p>26,5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11" table:number-columns-repeated="3"/>
          <table:table-cell table:style-name="ce17" office:value-type="string">
            <text:p>pour la sélection</text:p>
          </table:table-cell>
          <table:table-cell table:formula="oooc:=[.F71]" office:value-type="float" office:value="36.78">
            <text:p>36,78</text:p>
          </table:table-cell>
          <table:table-cell table:formula="oooc:=[.G71]" office:value-type="float" office:value="9.66">
            <text:p>9,66</text:p>
          </table:table-cell>
          <table:table-cell table:style-name="ce30" table:formula="oooc:=[.H71]" office:value-type="float" office:value="26.5">
            <text:p>26,5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11" table:number-columns-repeated="3"/>
          <table:table-cell table:style-name="ce17" office:value-type="string">
            <text:p>pour la V1</text:p>
          </table:table-cell>
          <table:table-cell table:style-name="ce23" table:formula="oooc:=[.F73]" office:value-type="float" office:value="25.78">
            <text:p>25,78</text:p>
          </table:table-cell>
          <table:table-cell table:style-name="ce23" table:formula="oooc:=[.G73]" office:value-type="float" office:value="9.66">
            <text:p>9,66</text:p>
          </table:table-cell>
          <table:table-cell table:style-name="ce29" table:formula="oooc:=[.H73]" office:value-type="float" office:value="15.5">
            <text:p>15,5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11" table:number-columns-repeated="3"/>
          <table:table-cell table:style-name="ce17" office:value-type="string">
            <text:p>pour la V2</text:p>
          </table:table-cell>
          <table:table-cell table:style-name="ce24" table:formula="oooc:=[.F74]" office:value-type="float" office:value="11">
            <text:p>11</text:p>
          </table:table-cell>
          <table:table-cell table:style-name="ce24" table:formula="oooc:=[.G74]" office:value-type="float" office:value="0">
            <text:p>0</text:p>
          </table:table-cell>
          <table:table-cell table:style-name="ce31" table:formula="oooc:=[.H74]" office:value-type="float" office:value="11">
            <text:p>11</text:p>
          </table:table-cell>
          <table:table-cell table:number-columns-repeated="248"/>
        </table:table-row>
        <table:table-row table:style-name="ro2">
          <table:table-cell table:style-name="ce2"/>
          <table:table-cell table:style-name="ce11" table:number-columns-repeated="3"/>
          <table:table-cell table:number-columns-repeated="252"/>
        </table:table-row>
        <table:table-row table:style-name="ro3">
          <table:table-cell table:style-name="ce3" office:value-type="string" table:number-columns-spanned="5" table:number-rows-spanned="1">
            <office:annotation draw:style-name="gr2" draw:text-style-name="P4" svg:width="5.051cm" svg:height="1.781cm" svg:x="23.687cm" svg:y="0.501cm" draw:caption-point-x="-23.687cm" draw:caption-point-y="-0.501cm">
              <dc:date>2007-12-11T00:00:00</dc:date>
              <text:p text:style-name="P3"><text:span text:style-name="T2">Description des corrections ou des évolutions</text:span></text:p>
            </office:annotation>
            <text:p>Tâches à effectuer</text:p>
          </table:table-cell>
          <table:covered-table-cell table:number-columns-repeated="3" table:style-name="ce12"/>
          <table:covered-table-cell table:style-name="ce18"/>
          <table:table-cell table:style-name="ce3" office:value-type="string" table:number-columns-spanned="3" table:number-rows-spanned="1">
            <office:annotation draw:style-name="gr7" draw:text-style-name="P4" svg:width="6.29cm" svg:height="1.779cm" svg:x="17.784cm" svg:y="0.152cm" draw:caption-point-x="-17.784cm" draw:caption-point-y="-0.152cm">
              <dc:date>2007-12-11T00:00:00</dc:date>
              <text:p text:style-name="P3"><text:span text:style-name="T3">Charge exprimée en <text:s/>journée :</text:span></text:p>
              <text:p text:style-name="P3"><text:span text:style-name="T3">0,5 : une demi journée</text:span></text:p>
              <text:p text:style-name="P3"><text:span text:style-name="T3">1 : une journée</text:span></text:p>
            </office:annotation>
            <text:p>Charge</text:p>
          </table:table-cell>
          <table:covered-table-cell table:style-name="ce27"/>
          <table:covered-table-cell table:style-name="ce18"/>
          <table:table-cell table:style-name="ce35" office:value-type="string" table:number-columns-spanned="3" table:number-rows-spanned="1">
            <office:annotation draw:style-name="gr8" draw:text-style-name="P4" svg:width="2.879cm" svg:height="1.023cm" svg:x="33.468cm" svg:y="0.552cm" draw:caption-point-x="-33.468cm" draw:caption-point-y="-0.552cm">
              <dc:date>2007-12-11T00:00:00</dc:date>
              <text:p text:style-name="P3"><text:span text:style-name="T3">Gestion du planning</text:span></text:p>
            </office:annotation>
            <text:p>Planning</text:p>
          </table:table-cell>
          <table:covered-table-cell table:style-name="ce27"/>
          <table:covered-table-cell table:style-name="ce18"/>
          <table:table-cell table:style-name="ce38" table:number-columns-repeated="2"/>
          <table:table-cell table:style-name="ce41" table:number-columns-repeated="242"/>
          <table:table-cell/>
        </table:table-row>
        <table:table-row table:style-name="ro3">
          <table:table-cell table:style-name="ce4" office:value-type="string">
            <office:annotation draw:style-name="gr3" draw:text-style-name="P4" svg:width="3.322cm" svg:height="1.086cm" svg:x="2.951cm" svg:y="0.383cm" draw:caption-point-x="-2.951cm" draw:caption-point-y="-0.383cm">
              <dc:date>2007-12-11T00:00:00</dc:date>
              <text:p text:style-name="P3"><text:span text:style-name="T3">N° de version de l'application</text:span></text:p>
            </office:annotation>
            <text:p>Version</text:p>
          </table:table-cell>
          <table:table-cell table:style-name="ce4" office:value-type="string">
            <office:annotation draw:style-name="gr4" draw:text-style-name="P4" svg:width="7.585cm" svg:height="1.507cm" svg:x="4.798cm" svg:y="0.384cm" draw:caption-point-x="-4.798cm" draw:caption-point-y="-0.384cm">
              <dc:date>2007-12-11T00:00:00</dc:date>
              <text:p text:style-name="P3"><text:span text:style-name="T3">Corr : pour une correction</text:span></text:p>
              <text:p text:style-name="P3"><text:span text:style-name="T3">Evol : pour une évolution</text:span></text:p>
              <text:p text:style-name="P3"><text:span text:style-name="T3">Dev : prévue dans le cahier des charges</text:span></text:p>
            </office:annotation>
            <text:p>Nature</text:p>
          </table:table-cell>
          <table:table-cell table:style-name="ce4" office:value-type="string">
            <office:annotation draw:style-name="gr5" draw:text-style-name="P4" svg:width="4.985cm" svg:height="1.434cm" svg:x="6.645cm" svg:y="0.384cm" draw:caption-point-x="-6.645cm" draw:caption-point-y="-0.384cm">
              <dc:date>2007-12-11T00:00:00</dc:date>
              <text:p text:style-name="P3"><text:span text:style-name="T3">Source de la demande :</text:span></text:p>
              <text:p text:style-name="P3"><text:span text:style-name="T3">CC : cahier des charges,</text:span></text:p>
              <text:p text:style-name="P3"><text:span text:style-name="T3">GTC : groupe de travail</text:span></text:p>
            </office:annotation>
            <text:p>Source</text:p>
          </table:table-cell>
          <table:table-cell table:style-name="ce4" office:value-type="string">
            <office:annotation draw:style-name="gr6" draw:text-style-name="P4" svg:width="8.592cm" svg:height="3.148cm" svg:x="7.745cm" svg:y="0.383cm" draw:caption-point-x="-7.745cm" draw:caption-point-y="-0.383cm">
              <dc:date>2007-12-12T00:00:00</dc:date>
              <text:p text:style-name="P3"><text:span text:style-name="T3">Module ou partie de l'application : </text:span></text:p>
              <text:p text:style-name="P3"><text:span text:style-name="T3">- Accueil</text:span></text:p>
              <text:p text:style-name="P3"><text:span text:style-name="T3">- Projets</text:span></text:p>
              <text:p text:style-name="P3"><text:span text:style-name="T3">- Séances</text:span></text:p>
              <text:p text:style-name="P3"><text:span text:style-name="T3">- PostSéance</text:span></text:p>
              <text:p text:style-name="P3"><text:span text:style-name="T3">- Admin</text:span></text:p>
              <text:p text:style-name="P3"><text:span text:style-name="T3">- Général : si cela concerne plusieurs modules</text:span></text:p>
            </office:annotation>
            <text:p>Module</text:p>
          </table:table-cell>
          <table:table-cell table:style-name="ce4" office:value-type="string">
            <office:annotation draw:style-name="gr4" draw:text-style-name="P4" svg:width="6.491cm" svg:height="1.01cm" svg:x="12.569cm" svg:y="1.688cm" draw:caption-point-x="-12.569cm" draw:caption-point-y="-1.688cm">
              <dc:date>2007-12-11T00:00:00</dc:date>
              <text:p text:style-name="P3"><text:span text:style-name="T3">Description de la correction ou de l'évolution à effectuer</text:span></text:p>
            </office:annotation>
            <text:p>Description</text:p>
          </table:table-cell>
          <table:table-cell table:style-name="ce4" office:value-type="string">
            <office:annotation draw:style-name="gr8" draw:text-style-name="P4" svg:width="2.879cm" svg:height="0.612cm" svg:x="22.664cm" svg:y="1.311cm" draw:caption-point-x="-22.664cm" draw:caption-point-y="-1.311cm">
              <dc:date>2007-12-11T00:00:00</dc:date>
              <text:p text:style-name="P3"><text:span text:style-name="T3">Charge prévue</text:span></text:p>
            </office:annotation>
            <text:p>Prévue</text:p>
          </table:table-cell>
          <table:table-cell table:style-name="ce4" office:value-type="string">
            <office:annotation draw:style-name="gr9" draw:text-style-name="P4" svg:width="2.879cm" svg:height="1.845cm" svg:x="24.708cm" svg:y="1.311cm" draw:caption-point-x="-24.708cm" draw:caption-point-y="-1.311cm">
              <dc:date>2007-12-11T00:00:00</dc:date>
              <text:p text:style-name="P3"><text:span text:style-name="T3">% effectué :</text:span></text:p>
              <text:p text:style-name="P3"><text:span text:style-name="T3">0 pas encore commencé</text:span></text:p>
              <text:p text:style-name="P3"><text:span text:style-name="T3">100 terminé</text:span></text:p>
            </office:annotation>
            <text:p>Réalisée</text:p>
          </table:table-cell>
          <table:table-cell table:style-name="ce4" office:value-type="string">
            <office:annotation draw:style-name="gr8" draw:text-style-name="P4" svg:width="2.879cm" svg:height="1.023cm" svg:x="26.752cm" svg:y="1.311cm" draw:caption-point-x="-26.752cm" draw:caption-point-y="-1.311cm">
              <dc:date>2007-12-11T00:00:00</dc:date>
              <text:p text:style-name="P3"><text:span text:style-name="T3">Charge restant à effectuer</text:span></text:p>
            </office:annotation>
            <text:p>Reste</text:p>
          </table:table-cell>
          <table:table-cell table:style-name="ce4" office:value-type="string">
            <office:annotation draw:style-name="gr8" draw:text-style-name="P4" svg:width="2.879cm" svg:height="1.845cm" svg:x="31.053cm" svg:y="1.311cm" draw:caption-point-x="-31.053cm" draw:caption-point-y="-1.311cm">
              <dc:date>2007-12-11T00:00:00</dc:date>
              <text:p text:style-name="P3"><text:span text:style-name="T3">Priorité de la tâche :</text:span></text:p>
              <text:p text:style-name="P3"><text:span text:style-name="T3">- 1 très prioritaire</text:span></text:p>
            </office:annotation>
            <text:p>Priorité</text:p>
          </table:table-cell>
          <table:table-cell table:style-name="ce4" office:value-type="string">
            <office:annotation draw:style-name="gr2" draw:text-style-name="P4" svg:width="2.879cm" svg:height="1.779cm" svg:x="33.312cm" svg:y="1.311cm" draw:caption-point-x="-33.312cm" draw:caption-point-y="-1.311cm">
              <dc:date>2007-12-11T00:00:00</dc:date>
              <text:p text:style-name="P3"><text:span text:style-name="T3">Personne en charge de la correction ou du <text:s/>développement</text:span></text:p>
            </office:annotation>
            <text:p>Confiée à</text:p>
          </table:table-cell>
          <table:table-cell table:style-name="ce4" office:value-type="string">
            <office:annotation draw:style-name="gr8" draw:text-style-name="P4" svg:width="3.864cm" svg:height="1.023cm" svg:x="29.341cm" svg:y="0.641cm" draw:caption-point-x="-29.341cm" draw:caption-point-y="-0.641cm">
              <dc:date>2007-12-11T00:00:00</dc:date>
              <text:p text:style-name="P3"><text:span text:style-name="T3">Date prévue du développement</text:span></text:p>
            </office:annotation>
            <text:p>Date prev</text:p>
          </table:table-cell>
          <table:table-cell table:style-name="ce39" table:number-columns-repeated="244"/>
          <table:table-cell/>
        </table:table-row>
        <table:table-row table:style-name="ro4">
          <table:table-cell table:style-name="ce5" table:number-columns-repeated="11"/>
          <table:table-cell table:style-name="ce40" table:number-columns-repeated="244"/>
          <table:table-cell table:style-name="ce42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Dev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Général</text:p>
          </table:table-cell>
          <table:table-cell table:style-name="ce19" office:value-type="string">
            <text:p>Libelle des champs modifiables via la console d'administration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style-name="ce32" table:formula="oooc:=[.F10]-[.G10]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36" office:value-type="date" office:date-value="2007-02-22">
            <text:p>22/0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</text:p>
          </table:table-cell>
          <table:table-cell table:style-name="ce13" office:value-type="string">
            <text:p>Post-séance</text:p>
          </table:table-cell>
          <table:table-cell table:style-name="ce15" office:value-type="string">
            <text:p>Prévoir l'archivage avec paramètre de date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2" table:formula="oooc:=[.F11]-[.G11]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V</text:p>
          </table:table-cell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Admin</text:p>
          </table:table-cell>
          <table:table-cell table:style-name="ce15" office:value-type="string">
            <text:p>Retrouver (ou ré attribuer) un mot de passe perdu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2" table:formula="oooc:=[.F12]-[.G12]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V</text:p>
          </table:table-cell>
          <table:table-cell table:style-name="ce36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ost-séance</text:p>
          </table:table-cell>
          <table:table-cell table:style-name="ce15" office:value-type="string">
            <text:p>Améliorer les principes des modèles de documents et affiner les boucles dans la génération de texte dans les éditions</text:p>
          </table:table-cell>
          <table:table-cell table:number-columns-repeated="2" table:style-name="ce13" office:value-type="float" office:value="3">
            <text:p>3</text:p>
          </table:table-cell>
          <table:table-cell table:style-name="ce32" table:formula="oooc:=[.F13]-[.G1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36" office:value-type="date" office:date-value="2008-02-22">
            <text:p>22/02/08</text:p>
          </table:table-cell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5" office:value-type="string">
            <text:p>Projets</text:p>
          </table:table-cell>
          <table:table-cell table:style-name="ce15" office:value-type="string">
            <text:p>Ajouter une colonne 'état du projet' (en cours de rédaction, en cours de validation, validée) dans la liste des projets non attribués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2" table:formula="oooc:=[.F14]-[.G14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Général</text:p>
          </table:table-cell>
          <table:table-cell table:style-name="ce15" office:value-type="string">
            <text:p>Ajouter les étoiles rouges pour les champs obligatoires : Libellé, Objet et Thèm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15]-[.G15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Général</text:p>
          </table:table-cell>
          <table:table-cell table:style-name="ce15" office:value-type="string">
            <text:p>Renommer le champ objet en champ libell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16]-[.G16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Supprimer le champ num. delib dans le formulaire d'ajout d'un projet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17]-[.G17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Ajouter l'id du projet en entête du projet <text:s/>en grisé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18]-[.G18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Ajouter le service rédacteur dans l'entête du projet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19]-[.G19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enommer Texte de synthèse en Note de synthès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20]-[.G20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enommer 'Continuer' en 'Fermer la page' pour les texte de projet et note de synthès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21]-[.G21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/>
          <table:table-cell table:style-name="ce15" office:value-type="string">
            <text:p>Demander une confirmation avant de fermer la page. (à spécifier – tous )</text:p>
          </table:table-cell>
          <table:table-cell table:number-columns-repeated="2" table:style-name="ce13"/>
          <table:table-cell table:style-name="ce32" table:formula="oooc:=[.F22]-[.G2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36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/>
          <table:table-cell table:style-name="ce15" office:value-type="string">
            <text:p>Possibilité d'avoir un champ vide dans la liste des rapporteurs. (à spécifier – Ville de Bayonne ? )</text:p>
          </table:table-cell>
          <table:table-cell table:number-columns-repeated="2" table:style-name="ce13"/>
          <table:table-cell table:style-name="ce32" table:formula="oooc:=[.F23]-[.G2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Système de versionning entre les différentes version d'un projet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 table:style-name="ce32" table:formula="oooc:=[.F24]-[.G24]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endre modifiable le projet a toutes étapes du circuit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2" table:formula="oooc:=[.F25]-[.G25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enommer circuit de validation en circuit d'élaboration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26]-[.G26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 bouton Vote des projets à la place du lien...</text:p>
          </table:table-cell>
          <table:table-cell table:style-name="ce13" office:value-type="float" office:value="0.12">
            <text:p>0,12</text:p>
          </table:table-cell>
          <table:table-cell table:style-name="ce13" office:value-type="float" office:value="0.25">
            <text:p>0,25</text:p>
          </table:table-cell>
          <table:table-cell table:style-name="ce32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Supprimer convocations anonymes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28]-[.G28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7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a liste des <text:s/>utilisateurs non votant à convoquer pour une séance <text:s/>en plus des élus : cas des sdis ( afficher la liste des élus, tous sélectionnés par défaut et déselectionner les non-votants)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.25">
            <text:p>0,25</text:p>
          </table:table-cell>
          <table:table-cell table:style-name="ce32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D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Rapporteur doit être saisi lors de l'établissement <text:s/>de l'ordre du jour mais il sera modifiable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.25">
            <text:p>0,25</text:p>
          </table:table-cell>
          <table:table-cell table:style-name="ce32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e titre des projets lors du vot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31]-[.G31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renommer l'ordre du jour en ordre du jour détaillé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32]-[.G3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 débat global à la séance en cours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2" table:formula="oooc:=[.F33]-[.G3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Déplacer la saisi des débats délib par délib dans l'onglet post-séanc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34]-[.G34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 radical + compteur incrémentable pour la numérotation des ordres du jour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2" table:formula="oooc:=[.F35]-[.G35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36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 bouton modifier les débats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36]-[.G36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e nom du mandataire lors de la génération des documents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37]-[.G37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Vérifier que la note de synthèse soit dans les pv.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38]-[.G38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Dans les PV, classer les délibérations par ordre du jour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39]-[.G39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a liste des présents et absents lors de la génération des documents (exemple : Absent au vote des questions : 1, 3, 5)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2" table:formula="oooc:=[.F40]-[.G40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36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Possibilité de modifier la liste des présents lors d'un vote d'une délibération</text:p>
          </table:table-cell>
          <table:table-cell table:number-columns-repeated="2" table:style-name="ce13" office:value-type="float" office:value="0.75">
            <text:p>0,75</text:p>
          </table:table-cell>
          <table:table-cell table:style-name="ce32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Griser la liste des votes si l'élu est absent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2" table:formula="oooc:=[.F42]-[.G4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36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e confirmation avant d'effectuer le tri de la liste des projets pour établir l'ordre du jour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43]-[.G4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Possibilité d'ajouter une pièce jointe lors de la saisie des débats (.wav, .ogg....)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.25">
            <text:p>0,25</text:p>
          </table:table-cell>
          <table:table-cell table:style-name="ce32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es numéros de délibérations dans les PV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45]-[.G45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 ?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Notification par mail si l'ordre du jour est modifié après validation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">
            <text:p>0</text:p>
          </table:table-cell>
          <table:table-cell table:style-name="ce32" table:formula="oooc:=[.F46]-[.G46]" office:value-type="float" office:value="0.5">
            <text:p>0,5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 ?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Production des additifs pour envoi (modification de l'ordre du jour)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">
            <text:p>0</text:p>
          </table:table-cell>
          <table:table-cell table:style-name="ce32" table:formula="oooc:=[.F47]-[.G47]" office:value-type="float" office:value="0.5">
            <text:p>0,5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 ?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Gestion de signatures électroniques (Voir avec le GTC)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2" table:formula="oooc:=[.F48]-[.G48]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Envoi des délibérations a d'autre dispositifs homologués</text:p>
          </table:table-cell>
          <table:table-cell table:number-columns-repeated="2" table:style-name="ce13" office:value-type="float" office:value="0">
            <text:p>0</text:p>
          </table:table-cell>
          <table:table-cell table:style-name="ce32" table:formula="oooc:=[.F49]-[.G49]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36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</text:p>
          </table:table-cell>
          <table:table-cell table:style-name="ce13" office:value-type="string">
            <text:p>Post-séance</text:p>
          </table:table-cell>
          <table:table-cell table:style-name="ce15" office:value-type="string">
            <text:p>Pour la télétransmission, permettre la modification de <text:span text:style-name="T4">l'objet</text:span> et le ré affichage de la classification (nomenclature) complète (si possible sous forme d'arbre)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">
            <text:p>0</text:p>
          </table:table-cell>
          <table:table-cell table:style-name="ce32" table:formula="oooc:=[.F50]-[.G50]" office:value-type="float" office:value="0.5">
            <text:p>0,5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Post-séance</text:p>
          </table:table-cell>
          <table:table-cell table:style-name="ce15" office:value-type="string">
            <text:p>Restitution de la séance sur un CD-ROM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2" table:formula="oooc:=[.F51]-[.G51]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D</text:p>
          </table:table-cell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Accueil</text:p>
          </table:table-cell>
          <table:table-cell table:style-name="ce15" office:value-type="string">
            <text:p>La page d'accueil doit afficher les nouvelles assemblées délibérantes ??</text:p>
          </table:table-cell>
          <table:table-cell table:number-columns-repeated="2" table:style-name="ce13"/>
          <table:table-cell table:style-name="ce32" table:formula="oooc:=[.F52]-[.G52]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Accueil</text:p>
          </table:table-cell>
          <table:table-cell table:style-name="ce15" office:value-type="string">
            <text:p>La page d'accueil doit afficher les taches à effectuer avec mention du degré d'urgence</text:p>
          </table:table-cell>
          <table:table-cell table:number-columns-repeated="2" table:style-name="ce13" office:value-type="string">
            <text:p>??</text:p>
          </table:table-cell>
          <table:table-cell table:style-name="ce32" table:formula="oooc:=[.F53]-[.G53]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ajout du montants associé aux zones géographiques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2" table:formula="oooc:=[.F54]-[.G54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lors de la préparation de l'ordre du jour, prévoir des séparateurs dans la liste des projets par séance</text:p>
          </table:table-cell>
          <table:table-cell table:number-columns-repeated="2" table:style-name="ce13" office:value-type="string">
            <text:p>??</text:p>
          </table:table-cell>
          <table:table-cell table:style-name="ce32" table:formula="oooc:=[.F55]-[.G55]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36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un élu pouvant avoir plusieurs délégations, il doit pouvoir les gérer selon des thèmes (pouvoir forcer en cas de changement en cours de mandat ou d'absence)</text:p>
          </table:table-cell>
          <table:table-cell table:number-columns-repeated="2" table:style-name="ce13" office:value-type="string">
            <text:p>??</text:p>
          </table:table-cell>
          <table:table-cell table:style-name="ce32" table:formula="oooc:=[.F56]-[.G56]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36"/>
          <table:table-cell table:number-columns-repeated="245"/>
        </table:table-row>
        <table:table-row table:style-name="ro8">
          <table:table-cell table:style-name="ce6"/>
          <table:table-cell table:style-name="ce13" table:number-columns-repeated="3"/>
          <table:table-cell table:style-name="ce15"/>
          <table:table-cell table:number-columns-repeated="2" table:style-name="ce13"/>
          <table:table-cell table:style-name="ce32" table:formula="oooc:=[.F57]-[.G57]" office:value-type="float" office:value="0">
            <text:p>0</text:p>
          </table:table-cell>
          <table:table-cell table:style-name="ce13" table:number-columns-repeated="2"/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Indexation de tous les documents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2" table:formula="oooc:=[.F58]-[.G58]" office:value-type="float" office:value="2">
            <text:p>2</text:p>
          </table:table-cell>
          <table:table-cell table:style-name="ce13" table:number-columns-repeated="2"/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Export des documents dans une GED</text:p>
          </table:table-cell>
          <table:table-cell table:style-name="ce13" office:value-type="string">
            <text:p>??</text:p>
          </table:table-cell>
          <table:table-cell table:style-name="ce13" office:value-type="float" office:value="0">
            <text:p>0</text:p>
          </table:table-cell>
          <table:table-cell table:style-name="ce32" table:formula="oooc:=[.F59]-[.G59]" office:value-type="float" office:value="0">
            <text:p>0</text:p>
          </table:table-cell>
          <table:table-cell table:style-name="ce13" table:number-columns-repeated="2"/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Génération du compte-rendu Sommaire au format xml pour publication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2" table:formula="oooc:=[.F60]-[.G60]" office:value-type="float" office:value="2">
            <text:p>2</text:p>
          </table:table-cell>
          <table:table-cell table:style-name="ce13" table:number-columns-repeated="2"/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Association des mots-clés pour chaque projet de délibération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2" table:formula="oooc:=[.F61]-[.G61]" office:value-type="float" office:value="1">
            <text:p>1</text:p>
          </table:table-cell>
          <table:table-cell table:style-name="ce13" table:number-columns-repeated="2"/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Les résultats de la recherche seront exportables et éditables</text:p>
          </table:table-cell>
          <table:table-cell table:style-name="ce13" office:value-type="string">
            <text:p>??</text:p>
          </table:table-cell>
          <table:table-cell table:style-name="ce13" office:value-type="float" office:value="0">
            <text:p>0</text:p>
          </table:table-cell>
          <table:table-cell table:style-name="ce32" table:formula="oooc:=[.F62]-[.G62]" office:value-type="float" office:value="0">
            <text:p>0</text:p>
          </table:table-cell>
          <table:table-cell table:style-name="ce13" table:number-columns-repeated="2"/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Edition des statistiques (outils externes)</text:p>
          </table:table-cell>
          <table:table-cell table:style-name="ce13" office:value-type="string">
            <text:p>??</text:p>
          </table:table-cell>
          <table:table-cell table:style-name="ce13" office:value-type="float" office:value="0">
            <text:p>0</text:p>
          </table:table-cell>
          <table:table-cell table:style-name="ce32" table:formula="oooc:=[.F63]-[.G63]" office:value-type="float" office:value="0">
            <text:p>0</text:p>
          </table:table-cell>
          <table:table-cell table:style-name="ce13" table:number-columns-repeated="2"/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Gestion des droits sur les menus et sur les fonctions des contrôleurs (remplacer acm)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 table:style-name="ce32" table:formula="oooc:=[.F64]-[.G64]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36" office:value-type="date" office:date-value="2008-02-22">
            <text:p>22/02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Nouvelle gestion des menus pour intégrer la gestions des droits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 table:style-name="ce32" table:formula="oooc:=[.F65]-[.G65]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36" office:value-type="date" office:date-value="2008-02-22">
            <text:p>22/02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Nouvelle gestion des contrôleurs pour intégrer la gestion des droits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 table:style-name="ce32" table:formula="oooc:=[.F66]-[.G66]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36" office:value-type="date" office:date-value="2008-02-22">
            <text:p>22/02/08</text:p>
          </table:table-cell>
          <table:table-cell table:number-columns-repeated="245"/>
        </table:table-row>
        <table:table-row table:style-name="ro8">
          <table:table-cell table:style-name="ce7"/>
          <table:table-cell table:style-name="ce14" table:number-columns-repeated="3"/>
          <table:table-cell table:style-name="ce20"/>
          <table:table-cell table:number-columns-repeated="2" table:style-name="ce14"/>
          <table:table-cell table:style-name="ce33" table:formula="oooc:=[.F67]-[.G67]" office:value-type="float" office:value="0">
            <text:p>0</text:p>
          </table:table-cell>
          <table:table-cell table:style-name="ce14" table:number-columns-repeated="2"/>
          <table:table-cell table:style-name="ce37"/>
          <table:table-cell table:number-columns-repeated="245"/>
        </table:table-row>
        <table:table-row table:style-name="ro8">
          <table:table-cell table:style-name="ce8" office:value-type="string">
            <text:p>Ajouter une tâche : clique droit sur le numéro de la ligne précédente puis sélectionner 'Insérer des lignes'</text:p>
          </table:table-cell>
          <table:table-cell table:number-columns-repeated="5"/>
          <table:table-cell table:style-name="ce28"/>
          <table:table-cell table:style-name="ce34"/>
          <table:table-cell table:number-columns-repeated="248"/>
        </table:table-row>
        <table:table-row table:style-name="ro9">
          <table:table-cell table:style-name="Default"/>
          <table:table-cell table:number-columns-repeated="4"/>
          <table:table-cell table:style-name="ce25" office:value-type="string">
            <text:p>Prévue</text:p>
          </table:table-cell>
          <table:table-cell table:style-name="ce25" office:value-type="string">
            <text:p>Réalisée</text:p>
          </table:table-cell>
          <table:table-cell table:style-name="ce25" office:value-type="string">
            <text:p>Reste</text:p>
          </table:table-cell>
          <table:table-cell table:style-name="ce25" office:value-type="string">
            <text:p>en jour</text:p>
          </table:table-cell>
          <table:table-cell table:number-columns-repeated="247"/>
        </table:table-row>
        <table:table-row table:style-name="ro10">
          <table:table-cell table:style-name="ce9"/>
          <table:table-cell table:number-columns-repeated="3"/>
          <table:table-cell table:style-name="ce21" office:value-type="string">
            <text:p>Charge totale : </text:p>
          </table:table-cell>
          <table:table-cell table:style-name="ce26" table:formula="oooc:=SUM([.F10:.F67])" office:value-type="float" office:value="36.78">
            <text:p>36,78</text:p>
          </table:table-cell>
          <table:table-cell table:style-name="ce26" table:formula="oooc:=SUM([.G10:.G67])" office:value-type="float" office:value="9.66">
            <text:p>9,66</text:p>
          </table:table-cell>
          <table:table-cell table:style-name="ce26" table:formula="oooc:=SUM([.H10:.H67])" office:value-type="float" office:value="26.5">
            <text:p>26,5</text:p>
          </table:table-cell>
          <table:table-cell table:style-name="ce26"/>
          <table:table-cell table:number-columns-repeated="247"/>
        </table:table-row>
        <table:table-row table:style-name="ro10">
          <table:table-cell table:style-name="ce9"/>
          <table:table-cell table:number-columns-repeated="3"/>
          <table:table-cell table:style-name="ce21" office:value-type="string">
            <text:p>Charge pour la sélection :</text:p>
          </table:table-cell>
          <table:table-cell table:style-name="ce26" table:formula="oooc:=SUBTOTAL(9;[.F10:.F67])" office:value-type="float" office:value="36.78">
            <text:p>36,78</text:p>
          </table:table-cell>
          <table:table-cell table:style-name="ce26" table:formula="oooc:=SUBTOTAL(9;[.G10:.G67])" office:value-type="float" office:value="9.66">
            <text:p>9,66</text:p>
          </table:table-cell>
          <table:table-cell table:style-name="ce26" table:formula="oooc:=SUBTOTAL(9;[.H10:.H67])" office:value-type="float" office:value="26.5">
            <text:p>26,5</text:p>
          </table:table-cell>
          <table:table-cell table:style-name="ce26"/>
          <table:table-cell table:number-columns-repeated="247"/>
        </table:table-row>
        <table:table-row table:style-name="ro10">
          <table:table-cell table:style-name="ce9"/>
          <table:table-cell table:number-columns-repeated="3"/>
          <table:table-cell table:style-name="ce21"/>
          <table:table-cell table:style-name="ce26" table:number-columns-repeated="4"/>
          <table:table-cell table:number-columns-repeated="247"/>
        </table:table-row>
        <table:table-row table:style-name="ro10">
          <table:table-cell table:number-columns-repeated="4"/>
          <table:table-cell table:style-name="ce21" office:value-type="string">
            <text:p>Charge pour la V1 :</text:p>
          </table:table-cell>
          <table:table-cell table:style-name="ce26" table:formula="oooc:=SUMIF([.A10:.A67];&quot;1.*&quot;;[.F10:.F67])" office:value-type="float" office:value="25.78">
            <text:p>25,78</text:p>
          </table:table-cell>
          <table:table-cell table:style-name="ce26" table:formula="oooc:=SUMIF([.A10:.A67];&quot;1.*&quot;;[.G10:.G67])" office:value-type="float" office:value="9.66">
            <text:p>9,66</text:p>
          </table:table-cell>
          <table:table-cell table:style-name="ce26" table:formula="oooc:=SUMIF([.A10:.A67];&quot;1.*&quot;;[.H10:.H67])" office:value-type="float" office:value="15.5">
            <text:p>15,5</text:p>
          </table:table-cell>
          <table:table-cell table:number-columns-repeated="248"/>
        </table:table-row>
        <table:table-row table:style-name="ro10">
          <table:table-cell table:number-columns-repeated="4"/>
          <table:table-cell table:style-name="ce21" office:value-type="string">
            <text:p>Charge pour la V2 :</text:p>
          </table:table-cell>
          <table:table-cell table:style-name="ce26" table:formula="oooc:=SUMIF([.A10:.A67];&quot;2.*&quot;;[.F10:.F67])" office:value-type="float" office:value="11">
            <text:p>11</text:p>
          </table:table-cell>
          <table:table-cell table:style-name="ce26" table:formula="oooc:=SUMIF([.A10:.A67];&quot;2.*&quot;;[.G10:.G67])" office:value-type="float" office:value="0">
            <text:p>0</text:p>
          </table:table-cell>
          <table:table-cell table:style-name="ce26" table:formula="oooc:=SUMIF([.A10:.A67];&quot;2.*&quot;;[.H10:.H67])" office:value-type="float" office:value="11">
            <text:p>11</text:p>
          </table:table-cell>
          <table:table-cell table:number-columns-repeated="248"/>
        </table:table-row>
        <table:table-row table:style-name="ro8">
          <table:table-cell table:number-columns-repeated="256"/>
        </table:table-row>
        <table:table-row table:style-name="ro10">
          <table:table-cell table:number-columns-repeated="4"/>
          <table:table-cell table:style-name="Default"/>
          <table:table-cell table:style-name="ce26" table:number-columns-repeated="3"/>
          <table:table-cell table:number-columns-repeated="248"/>
        </table:table-row>
        <table:table-row table:style-name="ro8" table:number-rows-repeated="65459">
          <table:table-cell table:number-columns-repeated="256"/>
        </table:table-row>
        <table:table-row table:style-name="ro8">
          <table:table-cell table:number-columns-repeated="256"/>
        </table:table-row>
      </table:table>
      <table:database-ranges>
        <table:database-range table:target-range-address="'Plannig WebDelib'.A9:'Plannig WebDelib'.K6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20.999cm" fo:page-height="29.699cm" style:num-format="1" style:print-orientation="portrait" fo:margin-top="0.499cm" fo:margin-bottom="0.499cm" fo:margin-left="0.499cm" fo:margin-right="0.499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25">25/01/2008</text:date>, <text:time>10:0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Francois Desmaretz</meta:initial-creator>
    <meta:creation-date>2007-09-30T10:15:59</meta:creation-date>
    <dc:date>2008-01-25T10:00:12</dc:date>
    <meta:print-date>2007-12-10T11:01:08</meta:print-date>
    <meta:editing-cycles>207</meta:editing-cycles>
    <meta:editing-duration>PT19H41M51S</meta:editing-duration>
    <meta:user-defined meta:name="Info 1"/>
    <meta:user-defined meta:name="Info 2"/>
    <meta:user-defined meta:name="Info 3"/>
    <meta:user-defined meta:name="Info 4"/>
    <meta:document-statistic meta:table-count="1" meta:cell-count="622" meta:object-count="1"/>
  </office:meta>
</office:document-meta>
</file>